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9-01T00:00:00" table:style-name="ce5">
            <text:p>2021/9/1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70720" table:style-name="ce6">
            <text:p>70,720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40519" table:style-name="ce6">
            <text:p>40,519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237" table:style-name="ce6">
            <text:p>3,237<text:s/></text:p>
          </table:table-cell>
          <table:table-cell table:number-columns-repeated="16264"/>
        </table:table-row>
        <table:table-row table:style-name="ro2">
          <table:table-cell office:value-type="date" office:date-value="2021-09-02T00:00:00" table:style-name="ce5">
            <text:p>2021/9/2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72972" table:style-name="ce6">
            <text:p>72,972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33065" table:style-name="ce6">
            <text:p>33,065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40654" table:style-name="ce6">
            <text:p>40,654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203" table:style-name="ce6">
            <text:p>3,203<text:s/></text:p>
          </table:table-cell>
          <table:table-cell table:number-columns-repeated="16264"/>
        </table:table-row>
        <table:table-row table:style-name="ro2">
          <table:table-cell office:value-type="date" office:date-value="2021-09-03T00:00:00" table:style-name="ce5">
            <text:p>2021/9/3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9908" table:style-name="ce6">
            <text:p>29,908<text:s/></text:p>
          </table:table-cell>
          <table:table-cell office:value-type="float" office:value="30517" table:style-name="ce6">
            <text:p>30,517<text:s/></text:p>
          </table:table-cell>
          <table:table-cell office:value-type="float" office:value="19513" table:style-name="ce6">
            <text:p>19,51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86634" table:style-name="ce6">
            <text:p>86,634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37008" table:style-name="ce6">
            <text:p>37,008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0640" table:style-name="ce6">
            <text:p>20,640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44648" table:style-name="ce6">
            <text:p>44,64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3278" table:style-name="ce6">
            <text:p>3,278<text:s/></text:p>
          </table:table-cell>
          <table:table-cell table:number-columns-repeated="16264"/>
        </table:table-row>
        <table:table-row table:style-name="ro2">
          <table:table-cell office:value-type="date" office:date-value="2021-09-04T00:00:00" table:style-name="ce5">
            <text:p>2021/9/4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60835" table:style-name="ce6">
            <text:p>60,835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1573" table:style-name="ce6">
            <text:p>1,573<text:s/></text:p>
          </table:table-cell>
          <table:table-cell table:number-columns-repeated="16264"/>
        </table:table-row>
        <table:table-row table:style-name="ro2">
          <table:table-cell office:value-type="date" office:date-value="2021-09-05T00:00:00" table:style-name="ce5">
            <text:p>2021/9/5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52966" table:style-name="ce6">
            <text:p>52,96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25302" table:style-name="ce6">
            <text:p>25,30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491" table:style-name="ce6">
            <text:p>1,491<text:s/></text:p>
          </table:table-cell>
          <table:table-cell table:number-columns-repeated="16264"/>
        </table:table-row>
        <table:table-row table:style-name="ro2">
          <table:table-cell office:value-type="date" office:date-value="2021-09-06T00:00:00" table:style-name="ce5">
            <text:p>2021/9/6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69966" table:style-name="ce6">
            <text:p>69,966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39447" table:style-name="ce6">
            <text:p>39,447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251" table:style-name="ce6">
            <text:p>3,251<text:s/></text:p>
          </table:table-cell>
          <table:table-cell table:number-columns-repeated="16264"/>
        </table:table-row>
        <table:table-row table:style-name="ro2">
          <table:table-cell office:value-type="date" office:date-value="2021-09-07T00:00:00" table:style-name="ce5">
            <text:p>2021/9/7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29127" table:style-name="ce6">
            <text:p>29,127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70622" table:style-name="ce6">
            <text:p>70,622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7439" table:style-name="ce6">
            <text:p>17,439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32504" table:style-name="ce6">
            <text:p>32,504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39973" table:style-name="ce6">
            <text:p>39,973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182" table:style-name="ce6">
            <text:p>3,182<text:s/></text:p>
          </table:table-cell>
          <table:table-cell table:number-columns-repeated="16264"/>
        </table:table-row>
        <table:table-row table:style-name="ro2">
          <table:table-cell office:value-type="date" office:date-value="2021-09-08T00:00:00" table:style-name="ce5">
            <text:p>2021/9/8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69936" table:style-name="ce6">
            <text:p>69,936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230" table:style-name="ce6">
            <text:p>3,230<text:s/></text:p>
          </table:table-cell>
          <table:table-cell table:number-columns-repeated="16264"/>
        </table:table-row>
        <table:table-row table:style-name="ro2">
          <table:table-cell office:value-type="date" office:date-value="2021-09-09T00:00:00" table:style-name="ce5">
            <text:p>2021/9/9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69488" table:style-name="ce6">
            <text:p>69,48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16090" table:style-name="ce6">
            <text:p>16,090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38164" table:style-name="ce6">
            <text:p>38,16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27921" table:style-name="ce6">
            <text:p>27,921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021" table:style-name="ce6">
            <text:p>3,021<text:s/></text:p>
          </table:table-cell>
          <table:table-cell table:number-columns-repeated="16264"/>
        </table:table-row>
        <table:table-row table:style-name="ro2">
          <table:table-cell office:value-type="date" office:date-value="2021-09-10T00:00:00" table:style-name="ce5">
            <text:p>2021/9/10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74159" table:style-name="ce6">
            <text:p>74,159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8609" table:style-name="ce6">
            <text:p>18,609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33027" table:style-name="ce6">
            <text:p>33,027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1-09-11T00:00:00" table:style-name="ce5">
            <text:p>2021/9/11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24621" table:style-name="ce6">
            <text:p>24,621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60073" table:style-name="ce6">
            <text:p>60,073<text:s/></text:p>
          </table:table-cell>
          <table:table-cell office:value-type="float" office:value="24347" table:style-name="ce6">
            <text:p>24,347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30456" table:style-name="ce6">
            <text:p>30,456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226" table:style-name="ce6">
            <text:p>2,226<text:s/></text:p>
          </table:table-cell>
          <table:table-cell table:number-columns-repeated="16264"/>
        </table:table-row>
        <table:table-row table:style-name="ro2">
          <table:table-cell office:value-type="date" office:date-value="2021-09-12T00:00:00" table:style-name="ce5">
            <text:p>2021/9/12</text:p>
          </table:table-cell>
          <table:table-cell office:value-type="float" office:value="335" table:style-name="ce6">
            <text:p>33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317" table:style-name="ce6">
            <text:p>317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41" table:style-name="ce6">
            <text:p>141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00" table:style-name="ce6">
            <text:p>200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623" table:style-name="ce6">
            <text:p>623<text:s/></text:p>
          </table:table-cell>
          <table:table-cell table:number-columns-repeated="16264"/>
        </table:table-row>
        <table:table-row table:style-name="ro2">
          <table:table-cell office:value-type="date" office:date-value="2021-09-13T00:00:00" table:style-name="ce5">
            <text:p>2021/9/13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69110" table:style-name="ce6">
            <text:p>69,110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6334" table:style-name="ce6">
            <text:p>16,334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064" table:style-name="ce6">
            <text:p>3,064<text:s/></text:p>
          </table:table-cell>
          <table:table-cell table:number-columns-repeated="16264"/>
        </table:table-row>
        <table:table-row table:style-name="ro2">
          <table:table-cell office:value-type="date" office:date-value="2021-09-14T00:00:00" table:style-name="ce5">
            <text:p>2021/9/14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71535" table:style-name="ce6">
            <text:p>71,535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40872" table:style-name="ce6">
            <text:p>40,872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9342" table:style-name="ce6">
            <text:p>29,342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3116" table:style-name="ce6">
            <text:p>3,116<text:s/></text:p>
          </table:table-cell>
          <table:table-cell table:number-columns-repeated="16264"/>
        </table:table-row>
        <table:table-row table:style-name="ro2">
          <table:table-cell office:value-type="date" office:date-value="2021-09-15T00:00:00" table:style-name="ce5">
            <text:p>2021/9/15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30117" table:style-name="ce6">
            <text:p>30,117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25777" table:style-name="ce6">
            <text:p>25,77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74337" table:style-name="ce6">
            <text:p>74,337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34370" table:style-name="ce6">
            <text:p>34,370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7249" table:style-name="ce6">
            <text:p>17,249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9785" table:style-name="ce6">
            <text:p>29,785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237" table:style-name="ce6">
            <text:p>3,237<text:s/></text:p>
          </table:table-cell>
          <table:table-cell table:number-columns-repeated="16264"/>
        </table:table-row>
        <table:table-row table:style-name="ro2">
          <table:table-cell office:value-type="date" office:date-value="2021-09-16T00:00:00" table:style-name="ce5">
            <text:p>2021/9/16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80226" table:style-name="ce6">
            <text:p>80,226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6014" table:style-name="ce6">
            <text:p>26,01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33917" table:style-name="ce6">
            <text:p>33,917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41794" table:style-name="ce6">
            <text:p>41,794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218" table:style-name="ce6">
            <text:p>3,218<text:s/></text:p>
          </table:table-cell>
          <table:table-cell table:number-columns-repeated="16264"/>
        </table:table-row>
        <table:table-row table:style-name="ro2">
          <table:table-cell office:value-type="date" office:date-value="2021-09-17T00:00:00" table:style-name="ce5">
            <text:p>2021/9/17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08950" table:style-name="ce6">
            <text:p>108,950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17915" table:style-name="ce6">
            <text:p>17,915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37439" table:style-name="ce6">
            <text:p>37,439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46638" table:style-name="ce6">
            <text:p>46,638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3420" table:style-name="ce6">
            <text:p>3,420<text:s/></text:p>
          </table:table-cell>
          <table:table-cell table:number-columns-repeated="16264"/>
        </table:table-row>
        <table:table-row table:style-name="ro2">
          <table:table-cell office:value-type="date" office:date-value="2021-09-18T00:00:00" table:style-name="ce5">
            <text:p>2021/9/18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79645" table:style-name="ce6">
            <text:p>79,645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9290" table:style-name="ce6">
            <text:p>19,290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612" table:style-name="ce6">
            <text:p>1,612<text:s/></text:p>
          </table:table-cell>
          <table:table-cell table:number-columns-repeated="16264"/>
        </table:table-row>
        <table:table-row table:style-name="ro2">
          <table:table-cell office:value-type="date" office:date-value="2021-09-19T00:00:00" table:style-name="ce5">
            <text:p>2021/9/19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64154" table:style-name="ce6">
            <text:p>64,154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9-20T00:00:00" table:style-name="ce5">
            <text:p>2021/9/20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6266" table:style-name="ce6">
            <text:p>56,266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29809" table:style-name="ce6">
            <text:p>29,80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448" table:style-name="ce6">
            <text:p>448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714" table:style-name="ce6">
            <text:p>1,714<text:s/></text:p>
          </table:table-cell>
          <table:table-cell table:number-columns-repeated="16264"/>
        </table:table-row>
        <table:table-row table:style-name="ro2">
          <table:table-cell office:value-type="date" office:date-value="2021-09-21T00:00:00" table:style-name="ce5">
            <text:p>2021/9/21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9320" table:style-name="ce6">
            <text:p>49,320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1-09-22T00:00:00" table:style-name="ce5">
            <text:p>2021/9/22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72154" table:style-name="ce6">
            <text:p>72,154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39975" table:style-name="ce6">
            <text:p>39,975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1-09-23T00:00:00" table:style-name="ce5">
            <text:p>2021/9/23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0364" table:style-name="ce6">
            <text:p>30,36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74072" table:style-name="ce6">
            <text:p>74,072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7066" table:style-name="ce6">
            <text:p>27,066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33519" table:style-name="ce6">
            <text:p>33,519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41349" table:style-name="ce6">
            <text:p>41,34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09-24T00:00:00" table:style-name="ce5">
            <text:p>2021/9/24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90409" table:style-name="ce6">
            <text:p>90,409<text:s/></text:p>
          </table:table-cell>
          <table:table-cell office:value-type="float" office:value="33690" table:style-name="ce6">
            <text:p>33,690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38306" table:style-name="ce6">
            <text:p>38,306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368" table:style-name="ce6">
            <text:p>3,368<text:s/></text:p>
          </table:table-cell>
          <table:table-cell table:number-columns-repeated="16264"/>
        </table:table-row>
        <table:table-row table:style-name="ro2">
          <table:table-cell office:value-type="date" office:date-value="2021-09-25T00:00:00" table:style-name="ce5">
            <text:p>2021/9/25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71925" table:style-name="ce6">
            <text:p>71,925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4489" table:style-name="ce6">
            <text:p>34,48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698" table:style-name="ce6">
            <text:p>1,698<text:s/></text:p>
          </table:table-cell>
          <table:table-cell table:number-columns-repeated="16264"/>
        </table:table-row>
        <table:table-row table:style-name="ro2">
          <table:table-cell office:value-type="date" office:date-value="2021-09-26T00:00:00" table:style-name="ce5">
            <text:p>2021/9/26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65060" table:style-name="ce6">
            <text:p>65,060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571" table:style-name="ce6">
            <text:p>1,571<text:s/></text:p>
          </table:table-cell>
          <table:table-cell table:number-columns-repeated="16264"/>
        </table:table-row>
        <table:table-row table:style-name="ro2">
          <table:table-cell office:value-type="date" office:date-value="2021-09-27T00:00:00" table:style-name="ce5">
            <text:p>2021/9/27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30218" table:style-name="ce6">
            <text:p>30,218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4814" table:style-name="ce6">
            <text:p>74,814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27849" table:style-name="ce6">
            <text:p>27,849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41829" table:style-name="ce6">
            <text:p>41,829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369" table:style-name="ce6">
            <text:p>3,369<text:s/></text:p>
          </table:table-cell>
          <table:table-cell table:number-columns-repeated="16264"/>
        </table:table-row>
        <table:table-row table:style-name="ro2">
          <table:table-cell office:value-type="date" office:date-value="2021-09-28T00:00:00" table:style-name="ce5">
            <text:p>2021/9/28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30864" table:style-name="ce6">
            <text:p>30,864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75827" table:style-name="ce6">
            <text:p>75,827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16530" table:style-name="ce6">
            <text:p>16,530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42278" table:style-name="ce6">
            <text:p>42,27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3303" table:style-name="ce6">
            <text:p>3,303<text:s/></text:p>
          </table:table-cell>
          <table:table-cell table:number-columns-repeated="16264"/>
        </table:table-row>
        <table:table-row table:style-name="ro2">
          <table:table-cell office:value-type="date" office:date-value="2021-09-29T00:00:00" table:style-name="ce5">
            <text:p>2021/9/29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75989" table:style-name="ce6">
            <text:p>75,989<text:s/></text:p>
          </table:table-cell>
          <table:table-cell office:value-type="float" office:value="28755" table:style-name="ce6">
            <text:p>28,755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43040" table:style-name="ce6">
            <text:p>43,040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1-09-30T00:00:00" table:style-name="ce5">
            <text:p>2021/9/30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29217" table:style-name="ce6">
            <text:p>29,217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77732" table:style-name="ce6">
            <text:p>77,732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8423" table:style-name="ce6">
            <text:p>18,42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45134" table:style-name="ce6">
            <text:p>45,134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3279" table:style-name="ce6">
            <text:p>3,27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9-01T00:00:00" table:style-name="ce5">
            <text:p>2021/9/1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70974" table:style-name="ce6">
            <text:p>70,974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7663" table:style-name="ce6">
            <text:p>17,663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22861" table:style-name="ce6">
            <text:p>22,861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9140" table:style-name="ce6">
            <text:p>39,140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127" table:style-name="ce6">
            <text:p>3,127<text:s/></text:p>
          </table:table-cell>
          <table:table-cell table:number-columns-repeated="16264"/>
        </table:table-row>
        <table:table-row table:style-name="ro2">
          <table:table-cell office:value-type="date" office:date-value="2021-09-02T00:00:00" table:style-name="ce5">
            <text:p>2021/9/2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1508" table:style-name="ce6">
            <text:p>21,508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72106" table:style-name="ce6">
            <text:p>72,106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33328" table:style-name="ce6">
            <text:p>33,328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159" table:style-name="ce6">
            <text:p>3,159<text:s/></text:p>
          </table:table-cell>
          <table:table-cell table:number-columns-repeated="16264"/>
        </table:table-row>
        <table:table-row table:style-name="ro2">
          <table:table-cell office:value-type="date" office:date-value="2021-09-03T00:00:00" table:style-name="ce5">
            <text:p>2021/9/3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80607" table:style-name="ce6">
            <text:p>80,607<text:s/></text:p>
          </table:table-cell>
          <table:table-cell office:value-type="float" office:value="29370" table:style-name="ce6">
            <text:p>29,370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1862" table:style-name="ce6">
            <text:p>41,862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224" table:style-name="ce6">
            <text:p>3,224<text:s/></text:p>
          </table:table-cell>
          <table:table-cell table:number-columns-repeated="16264"/>
        </table:table-row>
        <table:table-row table:style-name="ro2">
          <table:table-cell office:value-type="date" office:date-value="2021-09-04T00:00:00" table:style-name="ce5">
            <text:p>2021/9/4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59570" table:style-name="ce6">
            <text:p>59,570<text:s/></text:p>
          </table:table-cell>
          <table:table-cell office:value-type="float" office:value="24136" table:style-name="ce6">
            <text:p>24,136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637" table:style-name="ce6">
            <text:p>1,637<text:s/></text:p>
          </table:table-cell>
          <table:table-cell table:number-columns-repeated="16264"/>
        </table:table-row>
        <table:table-row table:style-name="ro2">
          <table:table-cell office:value-type="date" office:date-value="2021-09-05T00:00:00" table:style-name="ce5">
            <text:p>2021/9/5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63011" table:style-name="ce6">
            <text:p>63,011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1-09-06T00:00:00" table:style-name="ce5">
            <text:p>2021/9/6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7303" table:style-name="ce6">
            <text:p>27,303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73737" table:style-name="ce6">
            <text:p>73,737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32543" table:style-name="ce6">
            <text:p>32,543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38512" table:style-name="ce6">
            <text:p>38,512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1-09-07T00:00:00" table:style-name="ce5">
            <text:p>2021/9/7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71964" table:style-name="ce6">
            <text:p>71,964<text:s/></text:p>
          </table:table-cell>
          <table:table-cell office:value-type="float" office:value="26088" table:style-name="ce6">
            <text:p>26,088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7915" table:style-name="ce6">
            <text:p>17,915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1836" table:style-name="ce6">
            <text:p>21,836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38365" table:style-name="ce6">
            <text:p>38,365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01" table:style-name="ce6">
            <text:p>3,201<text:s/></text:p>
          </table:table-cell>
          <table:table-cell table:number-columns-repeated="16264"/>
        </table:table-row>
        <table:table-row table:style-name="ro2">
          <table:table-cell office:value-type="date" office:date-value="2021-09-08T00:00:00" table:style-name="ce5">
            <text:p>2021/9/8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70853" table:style-name="ce6">
            <text:p>70,853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5366" table:style-name="ce6">
            <text:p>25,36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32231" table:style-name="ce6">
            <text:p>32,231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111" table:style-name="ce6">
            <text:p>3,111<text:s/></text:p>
          </table:table-cell>
          <table:table-cell table:number-columns-repeated="16264"/>
        </table:table-row>
        <table:table-row table:style-name="ro2">
          <table:table-cell office:value-type="date" office:date-value="2021-09-09T00:00:00" table:style-name="ce5">
            <text:p>2021/9/9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70045" table:style-name="ce6">
            <text:p>70,045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31439" table:style-name="ce6">
            <text:p>31,439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36952" table:style-name="ce6">
            <text:p>36,952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007" table:style-name="ce6">
            <text:p>3,007<text:s/></text:p>
          </table:table-cell>
          <table:table-cell table:number-columns-repeated="16264"/>
        </table:table-row>
        <table:table-row table:style-name="ro2">
          <table:table-cell office:value-type="date" office:date-value="2021-09-10T00:00:00" table:style-name="ce5">
            <text:p>2021/9/10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8811" table:style-name="ce6">
            <text:p>18,811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71985" table:style-name="ce6">
            <text:p>71,985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32959" table:style-name="ce6">
            <text:p>32,959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7609" table:style-name="ce6">
            <text:p>37,60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850" table:style-name="ce6">
            <text:p>2,850<text:s/></text:p>
          </table:table-cell>
          <table:table-cell table:number-columns-repeated="16264"/>
        </table:table-row>
        <table:table-row table:style-name="ro2">
          <table:table-cell office:value-type="date" office:date-value="2021-09-11T00:00:00" table:style-name="ce5">
            <text:p>2021/9/11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59317" table:style-name="ce6">
            <text:p>59,317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159" table:style-name="ce6">
            <text:p>2,159<text:s/></text:p>
          </table:table-cell>
          <table:table-cell table:number-columns-repeated="16264"/>
        </table:table-row>
        <table:table-row table:style-name="ro2">
          <table:table-cell office:value-type="date" office:date-value="2021-09-12T00:00:00" table:style-name="ce5">
            <text:p>2021/9/12</text:p>
          </table:table-cell>
          <table:table-cell office:value-type="float" office:value="315" table:style-name="ce6">
            <text:p>315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338" table:style-name="ce6">
            <text:p>338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249" table:style-name="ce6">
            <text:p>249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08" table:style-name="ce6">
            <text:p>30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284" table:style-name="ce6">
            <text:p>284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30" table:style-name="ce6">
            <text:p>130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202" table:style-name="ce6">
            <text:p>202<text:s/></text:p>
          </table:table-cell>
          <table:table-cell office:value-type="float" office:value="218" table:style-name="ce6">
            <text:p>218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568" table:style-name="ce6">
            <text:p>568<text:s/></text:p>
          </table:table-cell>
          <table:table-cell table:number-columns-repeated="16264"/>
        </table:table-row>
        <table:table-row table:style-name="ro2">
          <table:table-cell office:value-type="date" office:date-value="2021-09-13T00:00:00" table:style-name="ce5">
            <text:p>2021/9/13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7503" table:style-name="ce6">
            <text:p>27,503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72003" table:style-name="ce6">
            <text:p>72,003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32418" table:style-name="ce6">
            <text:p>32,41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37951" table:style-name="ce6">
            <text:p>37,951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1-09-14T00:00:00" table:style-name="ce5">
            <text:p>2021/9/14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72494" table:style-name="ce6">
            <text:p>72,494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5826" table:style-name="ce6">
            <text:p>25,826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079" table:style-name="ce6">
            <text:p>3,079<text:s/></text:p>
          </table:table-cell>
          <table:table-cell table:number-columns-repeated="16264"/>
        </table:table-row>
        <table:table-row table:style-name="ro2">
          <table:table-cell office:value-type="date" office:date-value="2021-09-15T00:00:00" table:style-name="ce5">
            <text:p>2021/9/15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23061" table:style-name="ce6">
            <text:p>23,061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74146" table:style-name="ce6">
            <text:p>74,146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34375" table:style-name="ce6">
            <text:p>34,37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21714" table:style-name="ce6">
            <text:p>21,714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1-09-16T00:00:00" table:style-name="ce5">
            <text:p>2021/9/16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28654" table:style-name="ce6">
            <text:p>28,654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75089" table:style-name="ce6">
            <text:p>75,089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34159" table:style-name="ce6">
            <text:p>34,159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40402" table:style-name="ce6">
            <text:p>40,402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151" table:style-name="ce6">
            <text:p>3,151<text:s/></text:p>
          </table:table-cell>
          <table:table-cell table:number-columns-repeated="16264"/>
        </table:table-row>
        <table:table-row table:style-name="ro2">
          <table:table-cell office:value-type="date" office:date-value="2021-09-17T00:00:00" table:style-name="ce5">
            <text:p>2021/9/17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32823" table:style-name="ce6">
            <text:p>32,823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84324" table:style-name="ce6">
            <text:p>84,324<text:s/></text:p>
          </table:table-cell>
          <table:table-cell office:value-type="float" office:value="31824" table:style-name="ce6">
            <text:p>31,824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422" table:style-name="ce6">
            <text:p>19,422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8127" table:style-name="ce6">
            <text:p>28,127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37504" table:style-name="ce6">
            <text:p>37,504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43291" table:style-name="ce6">
            <text:p>43,291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style-name="ro2">
          <table:table-cell office:value-type="date" office:date-value="2021-09-18T00:00:00" table:style-name="ce5">
            <text:p>2021/9/18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8992" table:style-name="ce6">
            <text:p>58,992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1713" table:style-name="ce6">
            <text:p>1,713<text:s/></text:p>
          </table:table-cell>
          <table:table-cell table:number-columns-repeated="16264"/>
        </table:table-row>
        <table:table-row table:style-name="ro2">
          <table:table-cell office:value-type="date" office:date-value="2021-09-19T00:00:00" table:style-name="ce5">
            <text:p>2021/9/19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61586" table:style-name="ce6">
            <text:p>61,586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1657" table:style-name="ce6">
            <text:p>1,657<text:s/></text:p>
          </table:table-cell>
          <table:table-cell table:number-columns-repeated="16264"/>
        </table:table-row>
        <table:table-row table:style-name="ro2">
          <table:table-cell office:value-type="date" office:date-value="2021-09-20T00:00:00" table:style-name="ce5">
            <text:p>2021/9/20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1064" table:style-name="ce6">
            <text:p>71,064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1523" table:style-name="ce6">
            <text:p>1,523<text:s/></text:p>
          </table:table-cell>
          <table:table-cell table:number-columns-repeated="16264"/>
        </table:table-row>
        <table:table-row table:style-name="ro2">
          <table:table-cell office:value-type="date" office:date-value="2021-09-21T00:00:00" table:style-name="ce5">
            <text:p>2021/9/21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3313" table:style-name="ce6">
            <text:p>83,313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323" table:style-name="ce6">
            <text:p>1,323<text:s/></text:p>
          </table:table-cell>
          <table:table-cell table:number-columns-repeated="16264"/>
        </table:table-row>
        <table:table-row table:style-name="ro2">
          <table:table-cell office:value-type="date" office:date-value="2021-09-22T00:00:00" table:style-name="ce5">
            <text:p>2021/9/22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85497" table:style-name="ce6">
            <text:p>85,497<text:s/></text:p>
          </table:table-cell>
          <table:table-cell office:value-type="float" office:value="25848" table:style-name="ce6">
            <text:p>25,848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38239" table:style-name="ce6">
            <text:p>38,23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8354" table:style-name="ce6">
            <text:p>28,354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200" table:style-name="ce6">
            <text:p>3,200<text:s/></text:p>
          </table:table-cell>
          <table:table-cell table:number-columns-repeated="16264"/>
        </table:table-row>
        <table:table-row table:style-name="ro2">
          <table:table-cell office:value-type="date" office:date-value="2021-09-23T00:00:00" table:style-name="ce5">
            <text:p>2021/9/23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75944" table:style-name="ce6">
            <text:p>75,944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33628" table:style-name="ce6">
            <text:p>33,628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39634" table:style-name="ce6">
            <text:p>39,63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3212" table:style-name="ce6">
            <text:p>3,212<text:s/></text:p>
          </table:table-cell>
          <table:table-cell table:number-columns-repeated="16264"/>
        </table:table-row>
        <table:table-row table:style-name="ro2">
          <table:table-cell office:value-type="date" office:date-value="2021-09-24T00:00:00" table:style-name="ce5">
            <text:p>2021/9/24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86771" table:style-name="ce6">
            <text:p>86,771<text:s/></text:p>
          </table:table-cell>
          <table:table-cell office:value-type="float" office:value="32694" table:style-name="ce6">
            <text:p>32,694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8349" table:style-name="ce6">
            <text:p>28,349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37986" table:style-name="ce6">
            <text:p>37,986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45183" table:style-name="ce6">
            <text:p>45,183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9310" table:style-name="ce6">
            <text:p>29,310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3389" table:style-name="ce6">
            <text:p>3,389<text:s/></text:p>
          </table:table-cell>
          <table:table-cell table:number-columns-repeated="16264"/>
        </table:table-row>
        <table:table-row table:style-name="ro2">
          <table:table-cell office:value-type="date" office:date-value="2021-09-25T00:00:00" table:style-name="ce5">
            <text:p>2021/9/25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71057" table:style-name="ce6">
            <text:p>71,057<text:s/></text:p>
          </table:table-cell>
          <table:table-cell office:value-type="float" office:value="29834" table:style-name="ce6">
            <text:p>29,834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3644" table:style-name="ce6">
            <text:p>33,644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667" table:style-name="ce6">
            <text:p>1,667<text:s/></text:p>
          </table:table-cell>
          <table:table-cell table:number-columns-repeated="16264"/>
        </table:table-row>
        <table:table-row table:style-name="ro2">
          <table:table-cell office:value-type="date" office:date-value="2021-09-26T00:00:00" table:style-name="ce5">
            <text:p>2021/9/26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4420" table:style-name="ce6">
            <text:p>74,420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29452" table:style-name="ce6">
            <text:p>29,452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929" table:style-name="ce6">
            <text:p>929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1456" table:style-name="ce6">
            <text:p>1,456<text:s/></text:p>
          </table:table-cell>
          <table:table-cell table:number-columns-repeated="16264"/>
        </table:table-row>
        <table:table-row table:style-name="ro2">
          <table:table-cell office:value-type="date" office:date-value="2021-09-27T00:00:00" table:style-name="ce5">
            <text:p>2021/9/27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79459" table:style-name="ce6">
            <text:p>79,459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33483" table:style-name="ce6">
            <text:p>33,483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40194" table:style-name="ce6">
            <text:p>40,194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8789" table:style-name="ce6">
            <text:p>28,789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229" table:style-name="ce6">
            <text:p>3,229<text:s/></text:p>
          </table:table-cell>
          <table:table-cell table:number-columns-repeated="16264"/>
        </table:table-row>
        <table:table-row table:style-name="ro2">
          <table:table-cell office:value-type="date" office:date-value="2021-09-28T00:00:00" table:style-name="ce5">
            <text:p>2021/9/28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29325" table:style-name="ce6">
            <text:p>29,325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7754" table:style-name="ce6">
            <text:p>77,754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20863" table:style-name="ce6">
            <text:p>20,86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34127" table:style-name="ce6">
            <text:p>34,12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40636" table:style-name="ce6">
            <text:p>40,63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307" table:style-name="ce6">
            <text:p>3,307<text:s/></text:p>
          </table:table-cell>
          <table:table-cell table:number-columns-repeated="16264"/>
        </table:table-row>
        <table:table-row table:style-name="ro2">
          <table:table-cell office:value-type="date" office:date-value="2021-09-29T00:00:00" table:style-name="ce5">
            <text:p>2021/9/29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8949" table:style-name="ce6">
            <text:p>28,949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77461" table:style-name="ce6">
            <text:p>77,461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34946" table:style-name="ce6">
            <text:p>34,946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41312" table:style-name="ce6">
            <text:p>41,312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6606" table:style-name="ce6">
            <text:p>16,606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302" table:style-name="ce6">
            <text:p>3,302<text:s/></text:p>
          </table:table-cell>
          <table:table-cell table:number-columns-repeated="16264"/>
        </table:table-row>
        <table:table-row table:style-name="ro2">
          <table:table-cell office:value-type="date" office:date-value="2021-09-30T00:00:00" table:style-name="ce5">
            <text:p>2021/9/30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78422" table:style-name="ce6">
            <text:p>78,422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7358" table:style-name="ce6">
            <text:p>17,358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28161" table:style-name="ce6">
            <text:p>28,161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43225" table:style-name="ce6">
            <text:p>43,225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165" table:style-name="ce6">
            <text:p>3,16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0-11T06:42:30Z</meta:creation-date>
    <dc:date>2021-10-11T06:44:09Z</dc:date>
  </office:meta>
</office:document-meta>
</file>